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, Arial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Regular" svg:font-family="'Noto Sans CJK JP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le1" style:family="table">
      <style:table-properties style:width="16.002cm" fo:margin-left="0cm" table:align="left"/>
    </style:style>
    <style:style style:name="Tabelle1.A" style:family="table-column">
      <style:table-column-properties style:column-width="1.108cm"/>
    </style:style>
    <style:style style:name="Tabelle1.B" style:family="table-column">
      <style:table-column-properties style:column-width="5.687cm"/>
    </style:style>
    <style:style style:name="Tabelle1.C" style:family="table-column">
      <style:table-column-properties style:column-width="7.708cm"/>
    </style:style>
    <style:style style:name="Tabelle1.D" style:family="table-column">
      <style:table-column-properties style:column-width="1.499cm"/>
    </style:style>
    <style:style style:name="Tabel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.D1" style:family="table-cell">
      <style:table-cell-properties fo:padding="0.097cm" fo:border="0.25pt solid #000000" style:writing-mode="lr-tb"/>
    </style:style>
    <style:style style:name="Tabel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officeooo:rsid="000bfc9d" officeooo:paragraph-rsid="000bfc9d"/>
    </style:style>
    <style:style style:name="P3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start" style:justify-single-word="false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0bfc9d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16ad31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04fb11"/>
    </style:style>
    <style:style style:name="P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04fb11" officeooo:paragraph-rsid="000a6a02"/>
    </style:style>
    <style:style style:name="P1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04562b" officeooo:paragraph-rsid="0004562b"/>
    </style:style>
    <style:style style:name="P11" style:family="paragraph" style:parent-style-name="Table_20_Contents">
      <style:paragraph-properties fo:margin-top="0cm" fo:margin-bottom="0cm" loext:contextual-spacing="false" fo:line-height="100%" fo:text-align="start" style:justify-single-word="false"/>
    </style:style>
    <style:style style:name="P1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00a6a02"/>
    </style:style>
    <style:style style:name="P1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0bfc9d" officeooo:paragraph-rsid="000bfc9d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168d5d" officeooo:paragraph-rsid="00168d5d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style="italic" officeooo:rsid="00168d5d" officeooo:paragraph-rsid="00168d5d" style:font-style-asian="italic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line-height="100%" fo:text-align="justify" style:justify-single-word="false"/>
      <style:text-properties fo:color="#000000" style:font-name="sans-serif" fo:font-size="13.5pt" style:font-size-asian="13.5pt" style:font-name-complex="sans-serif"/>
    </style:style>
    <style:style style:name="P18" style:family="paragraph" style:parent-style-name="Standard" style:master-page-name="MP0">
      <style:paragraph-properties fo:line-height="100%" style:page-number="auto" fo:break-before="page"/>
      <style:text-properties fo:color="#000000" style:font-name="sans-serif" style:font-name-complex="sans-serif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officeooo:rsid="000bfc9d" officeooo:paragraph-rsid="000bfc9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0bfc9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fo:font-weight="normal" officeooo:rsid="000bfc9d" officeooo:paragraph-rsid="0016ad31" fo:background-color="transparent" style:font-weight-asian="normal" style:font-weight-complex="normal"/>
    </style:style>
    <style:style style:name="P22" style:family="paragraph" style:parent-style-name="Standard">
      <loext:graphic-properties draw:fill="solid" draw:fill-color="#ffff00" draw:opacity="100%"/>
      <style:paragraph-properties fo:margin-top="0cm" fo:margin-bottom="0cm" loext:contextual-spacing="false" fo:text-align="start" style:justify-single-word="false" fo:background-color="#ffff00"/>
      <style:text-properties officeooo:paragraph-rsid="0016ad31" fo:background-color="transparent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190785" officeooo:paragraph-rsid="00190785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officeooo:paragraph-rsid="00190785" style:font-weight-asian="bold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0bfc9d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0bfc9d" officeooo:paragraph-rsid="000bfc9d"/>
    </style:style>
    <style:style style:name="P2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style="italic" officeooo:rsid="00168d5d" officeooo:paragraph-rsid="00168d5d" style:font-style-asian="italic" style:font-style-complex="italic"/>
    </style:style>
    <style:style style:name="P30" style:family="paragraph" style:parent-style-name="Table_20_Contents">
      <style:paragraph-properties fo:margin-top="0cm" fo:margin-bottom="0cm" loext:contextual-spacing="false" fo:line-height="100%" fo:text-align="start" style:justify-single-word="false"/>
    </style:style>
    <style:style style:name="P3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00a6a02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/>
      <style:text-properties fo:background-color="transparent"/>
    </style:style>
    <style:style style:name="T1" style:family="text">
      <style:text-properties officeooo:rsid="0004562b"/>
    </style:style>
    <style:style style:name="T2" style:family="text">
      <style:text-properties officeooo:rsid="0005ce32"/>
    </style:style>
    <style:style style:name="T3" style:family="text">
      <style:text-properties officeooo:rsid="000b2524"/>
    </style:style>
    <style:style style:name="T4" style:family="text">
      <style:text-properties officeooo:rsid="000bfc9d"/>
    </style:style>
    <style:style style:name="T5" style:family="text">
      <style:text-properties officeooo:rsid="000c43f0"/>
    </style:style>
    <style:style style:name="T6" style:family="text">
      <style:text-properties officeooo:rsid="0016ad31"/>
    </style:style>
    <style:style style:name="T7" style:family="text">
      <style:text-properties officeooo:rsid="0019078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bfc9d" style:font-weight-asian="bold" style:font-weight-complex="bold"/>
    </style:style>
    <style:style style:name="T10" style:family="text">
      <style:text-properties fo:font-weight="bold" officeooo:rsid="00190785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Zeitliche Planung Phasen / Projekttage in der Blockwoche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6">Tag</text:p>
          </table:table-cell>
          <table:table-cell table:style-name="Tabelle1.A1" office:value-type="string">
            <text:p text:style-name="P16">Projektprozess</text:p>
          </table:table-cell>
          <table:table-cell table:style-name="Tabelle1.A1" office:value-type="string">
            <text:p text:style-name="P16">Arbeitsinhalt</text:p>
          </table:table-cell>
          <table:table-cell table:style-name="Tabelle1.D1" office:value-type="string">
            <text:p text:style-name="P16">Wer</text:p>
          </table:table-cell>
        </table:table-row>
        <table:table-row>
          <table:table-cell table:style-name="Tabelle1.A2" office:value-type="string">
            <text:p text:style-name="P23">Mo</text:p>
          </table:table-cell>
          <table:table-cell table:style-name="Tabelle1.A2" office:value-type="string">
            <text:p text:style-name="P3">Projektanalyse</text:p>
            <text:p text:style-name="P3"/>
            <text:p text:style-name="P3"/>
            <text:p text:style-name="P3"/>
            <text:p text:style-name="P3"/>
            <text:p text:style-name="P3"/>
            <text:p text:style-name="P3">Projektvorbereitung:</text:p>
            <text:p text:style-name="P5"/>
            <text:p text:style-name="P8"/>
            <text:p text:style-name="P3">Projektplanung:</text:p>
            <text:p text:style-name="P5">- Aufgabenplanung</text:p>
            <text:p text:style-name="P5">- Personalplanung, <text:s text:c="7"/><text:span text:style-name="T2">Verantwortlichkeiten</text:span></text:p>
            <text:p text:style-name="P5">- Terminplanung</text:p>
            <text:p text:style-name="P5">- <text:span text:style-name="T1">Technische Planung IDE, Versionierung</text:span></text:p>
            <text:p text:style-name="P10">Sicherung</text:p>
          </table:table-cell>
          <table:table-cell table:style-name="Tabelle1.A2" office:value-type="string">
            <text:p text:style-name="P4">Phase 1</text:p>
            <text:p text:style-name="P4">Spielvorstellung YooLoo</text:p>
            <text:p text:style-name="P11">Projektinitiative, Auftragsimpuls, Projektskizze</text:p>
            <text:p text:style-name="P4">Analyse des Spiels</text:p>
            <text:p text:style-name="P11">Spielablauf, Datenstrukturen, Objekte, Architektur</text:p>
            <text:p text:style-name="P11"><text:span text:style-name="T8">Teambildung</text:span></text:p>
            <text:p text:style-name="P12">Offenlegung der Bewertungskriterien</text:p>
            <text:p text:style-name="P9">Pflichtanteile, <text:span text:style-name="T3">Auswahl optionaler Anteile</text:span></text:p>
            <text:p text:style-name="P12"><text:span text:style-name="T9">Auswahl </text:span><text:span text:style-name="T8">von Teilprojekten</text:span></text:p>
            <text:p text:style-name="P12">Definition der Komponenten-Schnittstellen</text:p>
            <text:p text:style-name="P11">Definition der Teilkomponenten</text:p>
            <text:p text:style-name="P11"><text:span text:style-name="T8">Meilensteinskizze</text:span></text:p>
            <text:p text:style-name="P11">Dauer der Einzelarbeiten</text:p>
            <text:p text:style-name="P15">Projektplan1 am Ende des Tages im Teamverzeichnis ablegen</text:p>
          </table:table-cell>
          <table:table-cell table:style-name="Tabelle1.D2" office:value-type="string">
            <text:p text:style-name="P5">FL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FL</text:p>
            <text:p text:style-name="P5">SuS</text:p>
            <text:p text:style-name="P5"/>
            <text:p text:style-name="P5"/>
            <text:p text:style-name="P5">FL</text:p>
            <text:p text:style-name="P5">AGrp</text:p>
          </table:table-cell>
        </table:table-row>
        <table:table-row>
          <table:table-cell table:style-name="Tabelle1.A2" office:value-type="string">
            <text:p text:style-name="P23">Di</text:p>
          </table:table-cell>
          <table:table-cell table:style-name="Tabelle1.A2" office:value-type="string">
            <text:p text:style-name="P3">Projektauslösung</text:p>
            <text:p text:style-name="P2">Morgendliches StatusMeeting</text:p>
            <text:p text:style-name="P2">mit Ergebnisprotokoll</text:p>
            <text:p text:style-name="P3">Projektarbeit:</text:p>
            <text:p text:style-name="P5">Recherchieren, Entwerfen, Dokumentieren, Programmieren, Testen</text:p>
          </table:table-cell>
          <table:table-cell table:style-name="Tabelle1.A2" office:value-type="string">
            <text:p text:style-name="P3">Phase 2</text:p>
            <text:p text:style-name="P13">Rückblick, Status und Tagesplanung </text:p>
            <text:p text:style-name="P6"/>
            <text:p text:style-name="P6">Projektdurchführung</text:p>
            <text:p text:style-name="P15">Aktualisierten Projektplan2 am Ende des Tages im Teamverzeichnis ablegen</text:p>
          </table:table-cell>
          <table:table-cell table:style-name="Tabelle1.D2" office:value-type="string">
            <text:p text:style-name="P5">FL</text:p>
            <text:p text:style-name="P5">AGrp</text:p>
          </table:table-cell>
        </table:table-row>
        <table:table-row>
          <table:table-cell table:style-name="Tabelle1.A2" office:value-type="string">
            <text:p text:style-name="P14">Mi</text:p>
          </table:table-cell>
          <table:table-cell table:style-name="Tabelle1.A2" office:value-type="string">
            <text:p text:style-name="P25">Projektarbeit:</text:p>
            <text:p text:style-name="P2">Morgendliches StatusMeeting</text:p>
            <text:p text:style-name="P20"><text:span text:style-name="T4">mit Ergebnisprotokoll</text:span></text:p>
            <text:p text:style-name="P5">Recherchieren, Entwerfen, Dokumentieren, Programmieren, Testen</text:p>
          </table:table-cell>
          <table:table-cell table:style-name="Tabelle1.A2" office:value-type="string">
            <text:p text:style-name="P3">Phase 2</text:p>
            <text:p text:style-name="P13">Rückblick, Status und Tagesplanung </text:p>
            <text:p text:style-name="P6"/>
            <text:p text:style-name="P6">Projektdurchführung</text:p>
            <text:p text:style-name="P15">Aktualisierten Projektplan2 am Ende des Tages im Teamverzeichnis ablegen</text:p>
          </table:table-cell>
          <table:table-cell table:style-name="Tabelle1.D2" office:value-type="string">
            <text:p text:style-name="P5">FL</text:p>
            <text:p text:style-name="P5">AGrp</text:p>
          </table:table-cell>
        </table:table-row>
        <table:table-row>
          <table:table-cell table:style-name="Tabelle1.A2" office:value-type="string">
            <text:p text:style-name="P5">Do</text:p>
          </table:table-cell>
          <table:table-cell table:style-name="Tabelle1.A2" office:value-type="string">
            <text:p text:style-name="P32"><text:span text:style-name="T8">Projektarbeit/ Projektabschluss:</text:span></text:p>
            <text:p text:style-name="P22"><text:span text:style-name="T4">-</text:span> Morgendl. StatusMeeting</text:p>
            <text:p text:style-name="P21">mit Ergebnisprotokoll</text:p>
            <text:p text:style-name="P32">- Lösungseinführung</text:p>
            <text:p text:style-name="P32">- <text:span text:style-name="T5">Zusammenführung der Teillösungen</text:span></text:p>
            <text:p text:style-name="P32">- Abschlussarbeiten</text:p>
          </table:table-cell>
          <table:table-cell table:style-name="Tabelle1.A2" office:value-type="string">
            <text:p text:style-name="P3">Phase 2 / Phase 3</text:p>
            <text:p text:style-name="P7"><text:span text:style-name="T4">Rückblick, Status und Tagesplanung</text:span><text:line-break/><text:line-break/>Dokumentation, Integration und Systemtest</text:p>
            <text:p text:style-name="P5">Vorbereitung Präsentation</text:p>
          </table:table-cell>
          <table:table-cell table:style-name="Tabelle1.D2" office:value-type="string">
            <text:p text:style-name="P5"><text:span text:style-name="T6">FL</text:span><text:line-break/>AGrp</text:p>
          </table:table-cell>
        </table:table-row>
        <table:table-row>
          <table:table-cell table:style-name="Tabelle1.A2" office:value-type="string">
            <text:p text:style-name="P5">Fr</text:p>
          </table:table-cell>
          <table:table-cell table:style-name="Tabelle1.A2" office:value-type="string">
            <text:p text:style-name="P3">Projektabschluss</text:p>
          </table:table-cell>
          <table:table-cell table:style-name="Tabelle1.A2" office:value-type="string">
            <text:p text:style-name="P5"><text:span text:style-name="T8">Phase 4</text:span>:<text:span text:style-name="T7">Vo</text:span>rbereitung der Präsentation,Präsentation/Abschluss, Bewertung</text:p>
          </table:table-cell>
          <table:table-cell table:style-name="Tabelle1.D2" office:value-type="string">
            <text:p text:style-name="P5">FL</text:p>
            <text:p text:style-name="P5">AGrp</text:p>
            <text:p text:style-name="P5"/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, Arial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Regular" svg:font-family="'Noto Sans CJK JP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JP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JP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font-size="18pt" fo:font-weight="bold" style:font-name-asian="Noto Sans CJK JP Regular" style:font-family-asian="'Noto Sans CJK JP Regular'" style:font-family-generic-asian="system" style:font-pitch-asian="variable" style:font-size-asian="18pt" style:font-weight-asian="bold" style:font-name-complex="Liberation Serif" style:font-family-complex="'Liberation Serif'" style:font-family-generic-complex="roman" style:font-pitch-complex="variable" style:font-size-complex="18pt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LO-Normal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bodytext" style:family="paragraph" style:parent-style-name="Standard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true"/>
    </style:style>
    <style:style style:name="Text_20_body_20_indent" style:display-name="Text body indent" style:family="paragraph" style:parent-style-name="Standard" style:class="text">
      <style:paragraph-properties fo:margin-left="1.244cm" fo:margin-right="0cm" fo:text-align="justify" style:justify-single-word="false" fo:hyphenation-ladder-count="no-limit" fo:text-indent="-1.244cm" style:auto-text-indent="false">
        <style:tab-stops/>
      </style:paragraph-properties>
      <style:text-properties style:font-name="Arial" fo:font-family="Arial" style:font-family-generic="swiss" style:font-pitch="variable" fo:font-size="13.5pt" style:font-name-asian="Arial" style:font-family-asian="Arial" style:font-family-generic-asian="swiss" style:font-pitch-asian="variable" style:font-size-asian="13.5pt" style:font-name-complex="Arial" style:font-family-complex="Arial" style:font-family-generic-complex="swiss" style:font-pitch-complex="variable" fo:hyphenate="false"/>
    </style:style>
    <style:style style:name="Textkörper_20_2" style:display-name="Textkörper 2" style:family="paragraph" style:parent-style-name="Standard">
      <style:paragraph-properties fo:hyphenation-ladder-count="no-limit"/>
      <style:text-properties style:font-name="sans-serif" fo:font-family="sans-serif, Arial" style:font-family-generic="system" fo:font-size="13.5pt" style:font-name-asian="sans-serif" style:font-family-asian="sans-serif, Arial" style:font-family-generic-asian="system" style:font-size-asian="13.5pt" style:font-name-complex="sans-serif" style:font-family-complex="sans-serif, Arial" style:font-family-generic-complex="system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Absatz-Standardschriftart" style:family="text"/>
    <style:style style:name="WW8Num1z0" style:family="text">
      <style:text-properties style:font-name="Times New Roman" fo:font-family="'Times New Roman'" style:font-family-generic="roman" style:font-pitch="variable" fo:font-weight="bold" style:font-name-asian="Noto Sans CJK JP Regular" style:font-family-asian="'Noto Sans CJK JP Regular'" style:font-family-generic-asian="system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Noto Sans CJK JP Regular" style:font-family-asian="'Noto Sans CJK JP Regular'" style:font-family-generic-asian="system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 2" fo:font-family="'Wingdings 2'" style:font-family-generic="roman" style:font-pitch="variable" style:font-charset="x-symbol" style:font-name-asian="Wingdings 2" style:font-family-asian="'Wingdings 2'" style:font-family-generic-asian="roman" style:font-pitch-asian="variable" style:font-charset-asian="x-symbol" style:font-name-complex="OpenSymbol" style:font-family-complex="OpenSymbol" style:font-family-generic-complex="system" style:font-pitch-complex="variable"/>
    </style:style>
    <style:style style:name="WW8Num3z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2" style:family="text"/>
    <style:style style:name="Absatz-Standardschriftart1" style:family="text"/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Aufzählungszeichen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abel" style:family="text"/>
    <style:style style:name="Kopfzeile_20_Zchn" style:display-name="Kopfzeile Zchn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/>
    </style:style>
    <style:style style:name="Fußzeile_20_Zchn" style:display-name="Fußzeile Zchn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Absatz-Standardschriftar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weight="bold" style:font-name-asian="Noto Sans CJK JP Regular" style:font-family-asian="'Noto Sans CJK JP Regular'" style:font-family-generic-asian="system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style:font-name-asian="Noto Sans CJK JP Regular" style:font-family-asian="'Noto Sans CJK JP Regular'" style:font-family-generic-asian="system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MP1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tokoll Bildungsgangkonferenz Informations- und Telekommunikationstechnik vom 21</dc:title>
    <meta:creation-date>2019-03-28T08:21:00Z</meta:creation-date>
    <dc:date>2020-01-20T08:18:38.828851835</dc:date>
    <meta:print-date>2020-01-20T08:18:03.204198469</meta:print-date>
    <meta:editing-cycles>52</meta:editing-cycles>
    <meta:editing-duration>PT54M38S</meta:editing-duration>
    <meta:document-statistic meta:table-count="1" meta:image-count="0" meta:object-count="0" meta:page-count="2" meta:paragraph-count="73" meta:word-count="178" meta:character-count="1628" meta:non-whitespace-character-count="1510"/>
    <meta:template xlink:type="simple" xlink:actuate="onRequest" xlink:title="" xlink:href="../../../../tmp/mozilla_wieners0/191103ZeitplanBlockwocheYooloo.odt/Normal.dotm"/>
  </office:meta>
</office:document-meta>
</file>